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f52e"/>
    </style:style>
    <style:style style:name="P2" style:family="paragraph" style:parent-style-name="Table_20_Contents">
      <style:text-properties officeooo:rsid="001a25fa" officeooo:paragraph-rsid="0007f52e"/>
    </style:style>
    <style:style style:name="P3" style:family="paragraph" style:parent-style-name="Table_20_Contents">
      <style:text-properties officeooo:rsid="001b4579" officeooo:paragraph-rsid="0007f52e"/>
    </style:style>
    <style:style style:name="P4" style:family="paragraph" style:parent-style-name="Table_20_Contents">
      <style:text-properties officeooo:rsid="0007f52e" officeooo:paragraph-rsid="0007f5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uble rabatt = 0.10; </text:p>
      <text:p text:style-name="P1">Console.WriteLine("Geben Sie die erste Zahl ein"); </text:p>
      <text:p text:style-name="P1">int x = Convert.ToInt32 (Console.ReadLine()); </text:p>
      <text:p text:style-name="P1">Console.WriteLine("Geben Sie die zweite Zahl ein"); </text:p>
      <text:p text:style-name="P1">Int y = Convert.ToInt32 (Console.ReadLine()); </text:p>
      <text:p text:style-name="P1">Console.WriteLine("Die Lösung ist:"); </text:p>
      <text:p text:style-name="P1">int Lösung = x+y; </text:p>
      <text:p text:style-name="P1"/>
      <text:p text:style-name="P1">if(Lösung &gt; 50) </text:p>
      <text:p text:style-name="P1">{ </text:p>
      <text:p text:style-name="P1">Console.WriteLine(Lösung * rabatt); }</text:p>
      <text:p text:style-name="P1"/>
      <text:p text:style-name="P1"/>
      <table:table table:name="Table2" table:style-name="Table2">
        <table:table-column table:style-name="Table2.A" table:number-columns-repeated="4"/>
        <table:table-row table:style-name="TableLine94753083090080">
          <table:table-cell table:style-name="Table2.A1" office:value-type="string">
            <text:p text:style-name="P2">Fall</text:p>
          </table:table-cell>
          <table:table-cell table:style-name="Table2.A1" office:value-type="string">
            <text:p text:style-name="P2">Was passieren soll</text:p>
          </table:table-cell>
          <table:table-cell table:style-name="Table2.A1" office:value-type="string">
            <text:p text:style-name="P2">Was passiert</text:p>
          </table:table-cell>
          <table:table-cell table:style-name="Table2.D1" office:value-type="string">
            <text:p text:style-name="P2">Fehler</text:p>
          </table:table-cell>
        </table:table-row>
        <table:table-row table:style-name="TableLine94753083090080">
          <table:table-cell table:style-name="Table2.A2" office:value-type="string">
            <text:p text:style-name="P2">Einlogt / rechnen</text:p>
          </table:table-cell>
          <table:table-cell table:style-name="Table2.A2" office:value-type="string">
            <text:p text:style-name="P2">Einloggen, dann ausrechnen</text:p>
          </table:table-cell>
          <table:table-cell table:style-name="Table2.A2" office:value-type="string">
            <text:p text:style-name="P2">Einloggen dann ausrechnen</text:p>
          </table:table-cell>
          <table:table-cell table:style-name="Table2.D2" office:value-type="string">
            <text:p text:style-name="P2">Keine</text:p>
          </table:table-cell>
        </table:table-row>
        <table:table-row table:style-name="TableLine94753083090080">
          <table:table-cell table:style-name="Table2.A2" office:value-type="string">
            <text:p text:style-name="P2">Taschnenrechner</text:p>
          </table:table-cell>
          <table:table-cell table:style-name="Table2.A2" office:value-type="string">
            <text:p text:style-name="P2">Gibt 4 optionen zum ausrechnen</text:p>
          </table:table-cell>
          <table:table-cell table:style-name="Table2.A2" office:value-type="string">
            <text:p text:style-name="P2">Gibt 4 optionen zum ausrechnen</text:p>
          </table:table-cell>
          <table:table-cell table:style-name="Table2.D2" office:value-type="string">
            <text:p text:style-name="P2">Kein</text:p>
          </table:table-cell>
        </table:table-row>
        <table:table-row table:style-name="TableLine94753083090080">
          <table:table-cell table:style-name="Table2.A2" office:value-type="string">
            <text:p text:style-name="P2">Ausrechnen +</text:p>
          </table:table-cell>
          <table:table-cell table:style-name="Table2.A2" office:value-type="string">
            <text:p text:style-name="P2">Addiert</text:p>
          </table:table-cell>
          <table:table-cell table:style-name="Table2.A2" office:value-type="string">
            <text:p text:style-name="P2">Addiert</text:p>
          </table:table-cell>
          <table:table-cell table:style-name="Table2.D2" office:value-type="string">
            <text:p text:style-name="P2">Keine</text:p>
          </table:table-cell>
        </table:table-row>
        <table:table-row table:style-name="TableLine94753083090080">
          <table:table-cell table:style-name="Table2.A2" office:value-type="string">
            <text:p text:style-name="P3">Rabatt</text:p>
          </table:table-cell>
          <table:table-cell table:style-name="Table2.A2" office:value-type="string">
            <text:p text:style-name="P3">10% abziehen vom preis über 50 CHF</text:p>
          </table:table-cell>
          <table:table-cell table:style-name="Table2.A2" office:value-type="string">
            <text:p text:style-name="P3">Gibt den 10 % vom 50</text:p>
          </table:table-cell>
          <table:table-cell table:style-name="Table2.D2" office:value-type="string">
            <text:p text:style-name="P4">Falsch rabatt ausgerechne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08:37:54.116126545</meta:creation-date>
    <dc:date>2021-11-09T14:16:02.934293369</dc:date>
    <meta:editing-duration>PT5H27M58S</meta:editing-duration>
    <meta:editing-cycles>1</meta:editing-cycles>
    <meta:document-statistic meta:table-count="1" meta:image-count="0" meta:object-count="0" meta:page-count="1" meta:paragraph-count="30" meta:word-count="92" meta:character-count="637" meta:non-whitespace-character-count="566"/>
    <meta:generator>LibreOffice/7.2.2.2$Linux_X86_64 LibreOffice_project/20$Build-2</meta:generator>
  </office:meta>
</office:document-meta>
</file>